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03cm" fo:min-width="2.35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04cm" fo:min-width="2.358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655cm" fo:min-width="5.21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1.905cm" svg:x="7.985cm" svg:y="3.857cm">
          <text:p text:style-name="P1">on_new_fr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905cm" svg:x="4.492cm" svg:y="9.255cm">
          <text:p text:style-name="P1">on_no_loo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905cm" svg:x="11.477cm" svg:y="9.255cm">
          <text:p text:style-name="P1">on_l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715cm" svg:height="1.905cm" svg:x="7.985cm" svg:y="6.397cm">
          <text:p text:style-name="P1">loo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.715cm" svg:height="1.905cm" svg:x="7.985cm" svg:y="1.317cm">
          <text:p text:style-name="P1">create new</text:p>
          <text:p text:style-name="P1"><text:s/>stack fr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905cm" svg:x="11.477cm" svg:y="17.192cm">
          <text:p text:style-name="P1">traverse into</text:p>
          <text:p text:style-name="P1">child ele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905cm" svg:x="11.477cm" svg:y="19.732cm">
          <text:p text:style-name="P1">on_post_traver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905cm" svg:x="11.477cm" svg:y="14.652cm">
          <text:p text:style-name="P1">on_pre_trave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714cm" svg:height="1.906cm" svg:x="7.985cm" svg:y="11.794cm">
          <text:p text:style-name="P1">travers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.715cm" svg:height="1.905cm" svg:x="7.985cm" svg:y="22.272cm">
          <text:p text:style-name="P1">on_old_fr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905cm" svg:x="7.985cm" svg:y="24.812cm">
          <text:p text:style-name="P1">remove</text:p>
          <text:p text:style-name="P1"><text:s/>stack fram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842cm" svg:y1="3.222cm" svg:x2="10.842cm" svg:y2="3.857cm">
          <text:p/>
        </draw:line>
        <draw:line draw:style-name="gr5" draw:text-style-name="P3" draw:layer="layout" svg:x1="10.842cm" svg:y1="5.762cm" svg:x2="10.842cm" svg:y2="6.397cm">
          <text:p/>
        </draw:line>
        <draw:line draw:style-name="gr6" draw:text-style-name="P2" draw:layer="layout" svg:x1="13.7cm" svg:y1="7.35cm" svg:x2="14.335cm" svg:y2="9.255cm">
          <text:p text:style-name="P4">Yes</text:p>
          <text:p text:style-name="P4"/>
        </draw:line>
        <draw:line draw:style-name="gr7" draw:text-style-name="P2" draw:layer="layout" svg:x1="7.985cm" svg:y1="7.35cm" svg:x2="7.032cm" svg:y2="9.255cm">
          <text:p text:style-name="P4">No</text:p>
          <text:p text:style-name="P4"/>
        </draw:line>
        <draw:line draw:style-name="gr8" draw:text-style-name="P3" draw:layer="layout" svg:x1="14.335cm" svg:y1="11.16cm" svg:x2="10.842cm" svg:y2="11.795cm">
          <text:p/>
        </draw:line>
        <draw:line draw:style-name="gr9" draw:text-style-name="P3" draw:layer="layout" svg:x1="7.032cm" svg:y1="11.16cm" svg:x2="10.842cm" svg:y2="11.795cm">
          <text:p/>
        </draw:line>
        <draw:line draw:style-name="gr10" draw:text-style-name="P2" draw:layer="layout" svg:x1="13.7cm" svg:y1="12.747cm" svg:x2="14.335cm" svg:y2="14.652cm">
          <text:p text:style-name="P4">Yes</text:p>
          <text:p text:style-name="P4"/>
        </draw:line>
        <draw:line draw:style-name="gr11" draw:text-style-name="P3" draw:layer="layout" svg:x1="14.335cm" svg:y1="16.557cm" svg:x2="14.335cm" svg:y2="17.192cm">
          <text:p/>
        </draw:line>
        <draw:line draw:style-name="gr12" draw:text-style-name="P3" draw:layer="layout" svg:x1="14.335cm" svg:y1="19.097cm" svg:x2="14.335cm" svg:y2="19.732cm">
          <text:p/>
        </draw:line>
        <draw:line draw:style-name="gr13" draw:text-style-name="P3" draw:layer="layout" svg:x1="14.335cm" svg:y1="21.637cm" svg:x2="10.842cm" svg:y2="22.272cm">
          <text:p/>
        </draw:line>
        <draw:line draw:style-name="gr14" draw:text-style-name="P2" draw:layer="layout" svg:x1="7.985cm" svg:y1="12.747cm" svg:x2="10.842cm" svg:y2="22.272cm">
          <text:p text:style-name="P4">No</text:p>
          <text:p text:style-name="P4"/>
        </draw:line>
        <draw:line draw:style-name="gr15" draw:text-style-name="P3" draw:layer="layout" svg:x1="10.842cm" svg:y1="24.177cm" svg:x2="10.842cm" svg:y2="24.812cm">
          <text:p/>
        </draw:line>
        <draw:custom-shape draw:style-name="gr16" draw:text-style-name="P3" draw:layer="layout" svg:width="5.715cm" svg:height="1.905cm" svg:x="1cm" svg:y="1cm">
          <text:p text:style-name="P4">walk() flowch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9T14:33:35.028401991</meta:creation-date>
    <dc:date>2021-08-29T15:50:10.070156408</dc:date>
    <meta:editing-duration>PT10M58S</meta:editing-duration>
    <meta:editing-cycles>3</meta:editing-cycles>
    <meta:generator>LibreOffice/6.1.5.2$Linux_X86_64 LibreOffice_project/10$Build-2</meta:generator>
    <meta:document-statistic meta:object-count="24"/>
  </office:meta>
</office:document-meta>
</file>